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50ff" officeooo:paragraph-rsid="0001c3b9" style:font-weight-asian="normal" style:font-weight-complex="normal"/>
    </style:style>
    <style:style style:name="P2" style:family="paragraph" style:parent-style-name="Standard">
      <style:text-properties fo:font-weight="normal" officeooo:rsid="000fa0b5" officeooo:paragraph-rsid="0001c3b9" style:font-weight-asian="normal" style:font-weight-complex="normal"/>
    </style:style>
    <style:style style:name="P3" style:family="paragraph" style:parent-style-name="Standard">
      <style:text-properties fo:font-weight="normal" officeooo:rsid="0003a806" officeooo:paragraph-rsid="0003a806" style:font-weight-asian="normal" style:font-weight-complex="normal"/>
    </style:style>
    <style:style style:name="P4" style:family="paragraph" style:parent-style-name="Standard">
      <style:text-properties fo:font-weight="normal" officeooo:rsid="00073684" officeooo:paragraph-rsid="00073684" style:font-weight-asian="normal" style:font-weight-complex="normal"/>
    </style:style>
    <style:style style:name="P5" style:family="paragraph" style:parent-style-name="Standard">
      <style:text-properties fo:font-size="16pt" fo:font-weight="bold" officeooo:rsid="000fa0b5" officeooo:paragraph-rsid="0001c3b9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rsid="000fa0b5" officeooo:paragraph-rsid="0001c3b9" style:font-weight-asian="bold" style:font-weight-complex="bold"/>
    </style:style>
    <style:style style:name="P7" style:family="paragraph" style:parent-style-name="Standard">
      <style:text-properties fo:font-weight="bold" officeooo:rsid="001250ff" officeooo:paragraph-rsid="0001c3b9" style:font-weight-asian="bold" style:font-weight-complex="bold"/>
    </style:style>
    <style:style style:name="P8" style:family="paragraph" style:parent-style-name="Standard">
      <style:text-properties fo:font-weight="bold" officeooo:rsid="00073684" officeooo:paragraph-rsid="00073684" style:font-weight-asian="bold" style:font-weight-complex="bold"/>
    </style:style>
    <style:style style:name="T1" style:family="text">
      <style:text-properties officeooo:rsid="0001c3b9"/>
    </style:style>
    <style:style style:name="T2" style:family="text">
      <style:text-properties officeooo:rsid="0007e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Hol</text:p>
      <text:p text:style-name="P6"/>
      <text:p text:style-name="P6">Making Alcohol Great Again!</text:p>
      <text:p text:style-name="P6"/>
      <text:p text:style-name="P6"/>
      <text:p text:style-name="P6">Problem Statement:</text:p>
      <text:p text:style-name="P2"/>
      <text:p text:style-name="P2">Counterfeit alcohol is one of the grave problems that the state has been facing for a very long time. The huge economic burden of counterfiet alcohol is in addition to the risk it incurs to drinkers, which includes fatalities and blindness.</text:p>
      <text:p text:style-name="P2"/>
      <text:p text:style-name="P2">The government spends considerable sum of money in mainitaining a capable workforce in the Excise department to tackle the issue, but the problem still persists due to loopholes and inefficiencies in the system. </text:p>
      <text:p text:style-name="P2"/>
      <text:p text:style-name="P2"><text:span text:style-name="T1">This is</text:span> a solution which involves the capabilites of Hyperledger Sawtooth in asset tracking across a supply chain with multiple players and stakeholders.</text:p>
      <text:p text:style-name="P2"/>
      <text:p text:style-name="P2"/>
      <text:p text:style-name="P7">Solution:</text:p>
      <text:p text:style-name="P6"/>
      <text:p text:style-name="P1">A system where each bottle is assigned a unique id upon its creation, and is tracked across the entire supply chain until it reaches <text:s/>the consumer in a transparent and verifiable manner.</text:p>
      <text:p text:style-name="P1"/>
      <text:p text:style-name="P1"/>
      <text:p text:style-name="P1"/>
      <text:p text:style-name="P8">The Network’s Capabilities:</text:p>
      <text:p text:style-name="P1"/>
      <text:p text:style-name="P4">1. Create a unique id for each bottle manufactured</text:p>
      <text:p text:style-name="P4">2. Traverse the id down to different stakeholders of the supply chain as the bottle makes its journey</text:p>
      <text:p text:style-name="P4">3. <text:span text:style-name="T2">A</text:span>pend information onto the id by the permissioned actors.</text:p>
      <text:p text:style-name="P4">4. Read the complete history of the bottle’s journey from the blockchain once the sale is made.</text:p>
      <text:p text:style-name="P4"/>
      <text:p text:style-name="P4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1:38:11.196731095</meta:creation-date>
    <dc:date>2018-12-26T21:58:51.889802929</dc:date>
    <meta:editing-duration>PT8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94" meta:character-count="1188" meta:non-whitespace-character-count="1005"/>
  </office:meta>
</office:document-meta>
</file>